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C83DBC2977318B9A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 style:line-height-at-least="0.249cm"/>
      <style:text-properties loext:padding="0cm" loext:border="none"/>
    </style:style>
    <style:style style:name="P4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222222" fo:letter-spacing="normal"/>
    </style:style>
    <style:style style:name="P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Heading_20_1">
      <style:text-properties officeooo:rsid="001deb6a" officeooo:paragraph-rsid="001deb6a"/>
    </style:style>
    <style:style style:name="P9" style:family="paragraph" style:parent-style-name="Heading_20_1" style:master-page-name="First_20_Page">
      <style:paragraph-properties style:page-number="auto"/>
      <style:text-properties officeooo:rsid="002007b5" officeooo:paragraph-rsid="002007b5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style:font-name="Arial1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1405526" text:style-name="Outline">
        <text:list-item>
          <text:h text:style-name="P9" text:outline-level="1">DateTime</text:h>
        </text:list-item>
        <text:list-item>
          <text:h text:style-name="P8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3-10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7">i have String ISODate '2018-09-30T11:00:30.757Z'. my question is how to convert that String to DateTime Format, like '2018/09/30 07:00 PM' ?</text:p>
      <text:section text:style-name="Sect1" text:name=":mi">
        <text:p text:style-name="P3"><draw:frame draw:style-name="fr1" draw:name="Imagen1" text:anchor-type="as-char" svg:width="0.635cm" svg:height="0.291cm" draw:z-index="0"><draw:image xlink:href="Pictures/100002000000000100000001C83DBC2977318B9A.gif" xlink:type="simple" xlink:show="embed" xlink:actuate="onLoad" loext:mime-type="image/gif"/></draw:frame></text:p>
      </text:section>
      <text:p text:style-name="P6">Try this:</text:p>
      <text:p text:style-name="P6"/>
      <text:p text:style-name="P6">DateTime getDartDateFromNetUTC(String netUtcDate) {</text:p>
      <text:p text:style-name="P4"><text:s/><text:span text:style-name="T4">var dateParts = netUtcDate.split(".");</text:span></text:p>
      <text:p text:style-name="P4"><text:s/><text:span text:style-name="T4">var actualDate = DateTime.parse(dateParts[0] + "Z");</text:span></text:p>
      <text:p text:style-name="P4"><text:s/><text:span text:style-name="T4">return actualDate;</text:span>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3T05:56:53.054000000</meta:creation-date>
    <meta:editing-duration>PT5M11S</meta:editing-duration>
    <meta:generator>LibreOffice/6.1.0.3$Windows_X86_64 LibreOffice_project/efb621ed25068d70781dc026f7e9c5187a4decd1</meta:generator>
    <dc:date>2018-10-03T06:01:57.745000000</dc:date>
    <meta:document-statistic meta:table-count="0" meta:image-count="1" meta:object-count="0" meta:page-count="2" meta:paragraph-count="17" meta:word-count="56" meta:character-count="439" meta:non-whitespace-character-count="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